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Marathi1" svg:font-family="'Lohit Marathi'"/>
    <style:font-face style:name="Gentium Basic" svg:font-family="'Gentium Basic'" style:font-pitch="variable"/>
    <style:font-face style:name="DejaVu Sans Mono" svg:font-family="'DejaVu Sans Mono'" style:font-family-generic="roman" style:font-pitch="variable"/>
    <style:font-face style:name="DejaVu Serif" svg:font-family="'DejaVu Serif'" style:font-family-generic="roman" style:font-pitch="variable"/>
    <style:font-face style:name="Liberation Serif" svg:font-family="'Liberation Serif'" style:font-family-generic="roman" style:font-pitch="variable"/>
    <style:font-face style:name="Arimo" svg:font-family="Arimo" style:font-family-generic="swiss" style:font-pitch="variable"/>
    <style:font-face style:name="Liberation Sans" svg:font-family="'Liberation Sans'" style:font-family-generic="swiss" style:font-pitch="variable"/>
    <style:font-face style:name="Lohit Marathi" svg:font-family="'Lohit Marath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loext:graphic-properties draw:fill="solid" draw:fill-color="#ffffff"/>
      <style:paragraph-properties fo:background-color="#ffffff" fo:padding="0in" fo:border="none"/>
      <style:text-properties officeooo:paragraph-rsid="000fda4a"/>
    </style:style>
    <style:style style:name="P2" style:family="paragraph" style:parent-style-name="Standard">
      <loext:graphic-properties draw:fill="solid" draw:fill-color="#ffffff"/>
      <style:paragraph-properties fo:background-color="#ffffff" fo:padding="0in" fo:border="none"/>
      <style:text-properties officeooo:paragraph-rsid="0011af70"/>
    </style:style>
    <style:style style:name="P3" style:family="paragraph" style:parent-style-name="Standard">
      <loext:graphic-properties draw:fill="solid" draw:fill-color="#ffffff"/>
      <style:paragraph-properties fo:background-color="#ffffff" fo:padding="0in" fo:border="none"/>
      <style:text-properties officeooo:paragraph-rsid="00128f1b"/>
    </style:style>
    <style:style style:name="P4" style:family="paragraph" style:parent-style-name="Standard">
      <loext:graphic-properties draw:fill="solid" draw:fill-color="#ffffff"/>
      <style:paragraph-properties fo:background-color="#ffffff" fo:padding="0in" fo:border="none"/>
      <style:text-properties fo:color="#000000" style:font-name="DejaVu Serif" fo:font-size="12pt" fo:font-style="normal" fo:font-weight="normal" officeooo:paragraph-rsid="0011af70" style:font-size-asian="12pt" style:font-style-asian="normal" style:font-weight-asian="normal" style:font-size-complex="12pt"/>
    </style:style>
    <style:style style:name="P5" style:family="paragraph" style:parent-style-name="Standard">
      <loext:graphic-properties draw:fill="solid" draw:fill-color="#ffffff"/>
      <style:paragraph-properties fo:text-align="justify" style:justify-single-word="false" fo:background-color="#ffffff" fo:padding="0in" fo:border="none"/>
      <style:text-properties fo:color="#000000" style:font-name="DejaVu Serif" fo:font-size="12pt" fo:font-style="normal" fo:font-weight="normal" officeooo:paragraph-rsid="001413bc" style:font-size-asian="12pt" style:font-style-asian="normal" style:font-weight-asian="normal" style:font-size-complex="12pt"/>
    </style:style>
    <style:style style:name="P6" style:family="paragraph" style:parent-style-name="Standard">
      <loext:graphic-properties draw:fill="solid" draw:fill-color="#ffffff"/>
      <style:paragraph-properties fo:text-align="center" style:justify-single-word="false" fo:background-color="#ffffff" fo:padding="0in" fo:border="none"/>
      <style:text-properties officeooo:paragraph-rsid="00128f1b"/>
    </style:style>
    <style:style style:name="P7" style:family="paragraph" style:parent-style-name="Standard">
      <loext:graphic-properties draw:fill="solid" draw:fill-color="#ffffff"/>
      <style:paragraph-properties fo:text-align="justify" style:justify-single-word="false" fo:background-color="#ffffff" fo:padding="0in" fo:border="none"/>
      <style:text-properties officeooo:paragraph-rsid="00128f1b"/>
    </style:style>
    <style:style style:name="P8" style:family="paragraph" style:parent-style-name="Standard">
      <loext:graphic-properties draw:fill="solid" draw:fill-color="#ffffff"/>
      <style:paragraph-properties fo:text-align="justify" style:justify-single-word="false" fo:background-color="#ffffff" fo:padding="0in" fo:border="none"/>
      <style:text-properties officeooo:paragraph-rsid="001413bc"/>
    </style:style>
    <style:style style:name="P9" style:family="paragraph" style:parent-style-name="Standard">
      <loext:graphic-properties draw:fill="solid" draw:fill-color="#ffffff"/>
      <style:paragraph-properties fo:text-align="start" style:justify-single-word="false" fo:background-color="#ffffff" fo:padding="0in" fo:border="none"/>
      <style:text-properties officeooo:paragraph-rsid="00128f1b"/>
    </style:style>
    <style:style style:name="P10" style:family="paragraph" style:parent-style-name="Standard">
      <loext:graphic-properties draw:fill="solid" draw:fill-color="#ffffff"/>
      <style:paragraph-properties fo:background-color="#ffffff" fo:padding="0in" fo:border="none"/>
      <style:text-properties officeooo:paragraph-rsid="001413bc"/>
    </style:style>
    <style:style style:name="P11" style:family="paragraph" style:parent-style-name="Standard">
      <loext:graphic-properties draw:fill="solid" draw:fill-color="#ffffff"/>
      <style:paragraph-properties fo:background-color="#ffffff" fo:padding="0.0201in" fo:border="0.06pt solid #000000"/>
      <style:text-properties officeooo:paragraph-rsid="000fda4a"/>
    </style:style>
    <style:style style:name="P12" style:family="paragraph" style:parent-style-name="Standard">
      <loext:graphic-properties draw:fill="solid" draw:fill-color="#ffffff"/>
      <style:paragraph-properties fo:background-color="#ffffff" fo:padding="0.0201in" fo:border="0.06pt solid #000000"/>
      <style:text-properties officeooo:paragraph-rsid="0011af70"/>
    </style:style>
    <style:style style:name="P13" style:family="paragraph" style:parent-style-name="Standard">
      <loext:graphic-properties draw:fill="solid" draw:fill-color="#ffffff"/>
      <style:paragraph-properties fo:background-color="#ffffff" fo:padding="0.0201in" fo:border="0.06pt solid #000000"/>
      <style:text-properties officeooo:rsid="001413bc" officeooo:paragraph-rsid="001413bc"/>
    </style:style>
    <style:style style:name="P14" style:family="paragraph" style:parent-style-name="Text_20_body">
      <style:text-properties officeooo:paragraph-rsid="00128f1b"/>
    </style:style>
    <style:style style:name="P15" style:family="paragraph" style:parent-style-name="Text_20_body">
      <style:paragraph-properties fo:text-align="justify" style:justify-single-word="false"/>
      <style:text-properties officeooo:paragraph-rsid="00128f1b"/>
    </style:style>
    <style:style style:name="P16" style:family="paragraph" style:parent-style-name="Text_20_body">
      <style:paragraph-properties fo:text-align="justify" style:justify-single-word="false" fo:padding="0.0201in" fo:border="none"/>
      <style:text-properties officeooo:paragraph-rsid="00128f1b"/>
    </style:style>
    <style:style style:name="P17" style:family="paragraph" style:parent-style-name="Subtitle">
      <style:paragraph-properties fo:padding="0.0201in" fo:border="none"/>
    </style:style>
    <style:style style:name="T1" style:family="text">
      <style:text-properties fo:color="#000000" style:font-name="DejaVu Sans Mono" fo:font-size="9pt" fo:font-style="normal" fo:font-weight="normal" style:font-size-asian="9pt" style:font-style-asian="normal" style:font-weight-asian="normal"/>
    </style:style>
    <style:style style:name="T2" style:family="text">
      <style:text-properties fo:color="#000000" style:font-name="DejaVu Sans Mono" fo:font-size="9pt" fo:font-style="normal" fo:font-weight="normal" officeooo:rsid="000fda4a" style:font-size-asian="9pt" style:font-style-asian="normal" style:font-weight-asian="normal"/>
    </style:style>
    <style:style style:name="T3" style:family="text">
      <style:text-properties fo:color="#000000" style:font-name="DejaVu Sans Mono" fo:font-size="9pt" fo:font-style="normal" fo:font-weight="normal" officeooo:rsid="0011af70" style:font-size-asian="9pt" style:font-style-asian="normal" style:font-weight-asian="normal"/>
    </style:style>
    <style:style style:name="T4" style:family="text">
      <style:text-properties fo:color="#000000" style:font-name="DejaVu Sans Mono" fo:font-size="9pt" fo:font-style="normal" fo:font-weight="normal" style:font-size-asian="9pt" style:font-style-asian="normal" style:font-weight-asian="normal" style:font-size-complex="12pt" style:font-weight-complex="bold"/>
    </style:style>
    <style:style style:name="T5" style:family="text">
      <style:text-properties fo:color="#000000" style:font-name="DejaVu Serif" fo:font-size="12pt" fo:font-style="normal" fo:font-weight="normal" style:font-size-asian="12pt" style:font-style-asian="normal" style:font-weight-asian="normal" style:font-size-complex="12pt"/>
    </style:style>
    <style:style style:name="T6" style:family="text">
      <style:text-properties fo:color="#000000" style:font-name="DejaVu Serif" fo:font-size="12pt" fo:font-style="normal" fo:font-weight="bold" style:font-size-asian="12pt" style:font-style-asian="normal" style:font-weight-asian="bold" style:font-size-complex="12pt" style:font-weight-complex="bold"/>
    </style:style>
    <style:style style:name="T7" style:family="text">
      <style:text-properties fo:color="#000000" style:font-name="Liberation Sans" fo:font-size="18pt" fo:font-style="normal" fo:font-weight="normal" style:font-name-asian="WenQuanYi Zen Hei" style:font-size-asian="18pt" style:font-style-asian="normal" style:font-weight-asian="normal" style:font-name-complex="Lohit Marathi" style:font-size-complex="18pt"/>
    </style:style>
    <style:style style:name="T8" style:family="text">
      <style:text-properties style:font-name="DejaVu Serif" fo:font-size="12pt" style:font-size-asian="12pt" style:font-size-complex="12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PENSA UN NUMERO…</text:p>
      <text:p text:style-name="P2"><text:span text:style-name="T5"/></text:p>
      <text:p text:style-name="P16"><text:span text:style-name="T5">Imparare a programmare è un po' come imparare il gioco del calcio.</text:span></text:p>
      <text:p text:style-name="P16"><text:span text:style-name="T5">Teoricamente, si potrebbe studiare ogni singola mossa sulla carta e scendere in campo soltanto quando si è in grado di padroneggiarle tutto, ma ciò, oltre ad essere scarsamente divertente, sarebbe anche molto faticoso e lento.</text:span></text:p>
      <text:p text:style-name="P16"><text:span text:style-name="T5">Lo stesso si può dire della programmazione: si possono leggere e rileggere un'infinità di testi, ma il metodo migliore è proprio quello di 'entrare in campo'.</text:span><text:span text:style-name="T8"><text:line-break/></text:span></text:p>
      <text:p text:style-name="P16"><text:span text:style-name="T5">Da dove iniziare?</text:span></text:p>
      <text:p text:style-name="P16"><text:span text:style-name="T5"/></text:p>
      <text:p text:style-name="P17"><text:span text:style-name="T7">INDOVINARE UN NUMERO</text:span><text:line-break/></text:p>
      <text:p text:style-name="P15"><text:span text:style-name="T5">Il più semplice gioco per computer è quello nel quale la macchina 'pensa' un numero a caso e il giocatore deve indovinarlo.</text:span></text:p>
      <text:p text:style-name="P14"><text:span text:style-name="T5"/></text:p>
      <text:p text:style-name="P14"><text:span text:style-name="T6">LA FUNZIONE random.randint()</text:span></text:p>
      <text:p text:style-name="P15"><text:span text:style-name="T5">Tutti i computer sono dotati di un generatore casuale di numeri, utile inquesto genere di giochi.</text:span></text:p>
      <text:p text:style-name="P15"><text:span text:style-name="T5">In PYTHON vi si accede tramite la funzione 'randint()' della libreria 'random'.<text:line-break/>I numeri prodotti sono compresi in un range di valori specificati nei parametri.</text:span></text:p>
      <text:p text:style-name="P15"><text:span text:style-name="T5">Verifichiamolo con un semplice programma che chiameremo indovina (il .py finale è una 'estensione' del file necessario per identificare che questo è un programma in python)</text:span></text:p>
      <text:p text:style-name="P15"><text:span text:style-name="T1">$ edit indovina.py</text:span></text:p>
      <text:p text:style-name="P11"><text:span text:style-name="T1">import random</text:span><text:line-break/><text:line-break/><text:span text:style-name="T1">x = random.randint(1,10)</text:span><text:line-break/><text:span text:style-name="T1">print(x)</text:span></text:p>
      <text:p text:style-name="P1"><text:span text:style-name="T5"/></text:p>
      <text:p text:style-name="P7"><text:span text:style-name="T5">Una volta avviato il nostro programma fornirà ogni volta un numero diverso.<text:line-break/>Tutti i numeri prodotti saranno compresi tra 1 e 10 perchè questo gli abbiamo specificato nelle parentesi; quei due numeri si chiamano "parametri" della funzione 'randint' del modulo 'random'</text:span></text:p>
      <text:p text:style-name="P7"/>
      <text:p text:style-name="P7"/>
      <text:p text:style-name="P7"/>
      <text:p text:style-name="P9"><text:soft-page-break/><text:span text:style-name="T1">$ python3 indovina.py</text:span><text:line-break/><text:span text:style-name="T1">6</text:span><text:line-break/><text:span text:style-name="T1">$ python3 indovina.py</text:span><text:line-break/><text:span text:style-name="T1">2</text:span><text:line-break/><text:span text:style-name="T1">$ python3 indovina.py</text:span><text:line-break/><text:span text:style-name="T1">7</text:span><text:line-break/></text:p>
      <text:p text:style-name="P7"><text:span text:style-name="T5">'python3' è il comando necessario per avviare il programma.</text:span></text:p>
      <text:p text:style-name="P7"/>
      <text:p text:style-name="P7"/>
      <text:p text:style-name="P9"><text:span text:style-name="T6">USO DELLE VARIABILI</text:span><text:line-break/></text:p>
      <text:p text:style-name="P7"><text:span text:style-name="T5">Nel breve programma appena presentato, non solo abbiamo generato un numero, ma gli abbiamo anche assegnato un nome: 'x'; Da questo momento in poi, se adoperiamo di nuovo 'x', ilcomputer sa di dover fornire il numero 'scelto a caso'.</text:span></text:p>
      <text:p text:style-name="P7"><text:span text:style-name="T5">Questa 'x', che serve al computer per identificare un particolare numero e usarlo in operazioni aritmetiche oppure in un confronto, si chiama 'variabile'.</text:span></text:p>
      <text:p text:style-name="P7"><text:span text:style-name="T6"/></text:p>
      <text:p text:style-name="P7"><text:span text:style-name="T6">La funzione 'input'</text:span></text:p>
      <text:p text:style-name="P7"><text:span text:style-name="T5"/></text:p>
      <text:p text:style-name="P7"><text:span text:style-name="T5">Avendo generato il numero casuale, il passo successivo è quello di far si che il computer accetti un nostro tentativo di indovinarlo. A questo scopo ci serviamo della funzione 'input'.</text:span></text:p>
      <text:p text:style-name="P7"><text:span text:style-name="T5">La sola parola 'input' non basta: occorre specificare anche anche un nome di variabile, nella quale il computer depositerà il valore immesso.</text:span></text:p>
      <text:p text:style-name="P7"><text:span text:style-name="T5">Liberi di scegliere una lettera, o anche una combinazione di lettere qualsiasi (purché non 'x', già impegnata), usiamo 'g'.</text:span></text:p>
      <text:p text:style-name="P7"><text:span text:style-name="T5">Dal momento che ci aspettiamo che il giocatore inserisca un numero, allora dovremo istruire il computer per dirgli che deve aspettarsi un numero; questo lo si fa con la funzione 'int'.</text:span></text:p>
      <text:p text:style-name="P7"><text:span text:style-name="T5">E' anche utile mettere un messaggio di cortesia che dica al giocatore di inserire un numero.</text:span></text:p>
      <text:p text:style-name="P7"><text:span text:style-name="T5">Il comando completo è:</text:span></text:p>
      <text:p text:style-name="P7"><text:span text:style-name="T5"/></text:p>
      <text:p text:style-name="P12"><text:span text:style-name="T1">g = int(input("Inserire un numero "))</text:span></text:p>
      <text:p text:style-name="P2"><text:span text:style-name="T4"/></text:p>
      <text:p text:style-name="P3"><text:span text:style-name="T6">I confronti</text:span><text:line-break/></text:p>
      <text:p text:style-name="P7"><text:span text:style-name="T5">Adesso però è necessario che il computer confronti il valore da lui generato con quello da noi immesso. Per far ciò impieghiamo una comando particolare di Python:</text:span></text:p>
      <text:p text:style-name="P7"><text:span text:style-name="T5"/></text:p>
      <text:p text:style-name="P12"><text:span text:style-name="T1">if x == g:</text:span><text:line-break/><text:span text:style-name="T1"> <text:s text:c="3"/>print("Risposta esatta")</text:span></text:p>
      <text:p text:style-name="P3"/>
      <text:p text:style-name="P7"><text:span text:style-name="T5">Il comando 'if' (se) è molto utile e frequentemente impiegato nei programmi.</text:span></text:p>
      <text:p text:style-name="P7"><text:span text:style-name="T5">Notare il doppio '=='; il singolo '=' che abbiamo utilizzato prima serve ad 'assegnare' un valore ad una variabile.</text:span></text:p>
      <text:p text:style-name="P7"><text:span text:style-name="T5">Il doppio '==' server per effettuare un confronto tra variabili.</text:span></text:p>
      <text:p text:style-name="P7"><text:soft-page-break/><text:span text:style-name="T5">Oltre ad if, il Python mette a disposizione un comando aggiuntivo 'else' (altrimenti) che fornisce un'alternativa qualora la condizione NON sia soddisfatta:</text:span></text:p>
      <text:p text:style-name="P9"><text:span text:style-name="T5"/></text:p>
      <text:p text:style-name="P12"><text:span text:style-name="T1">if x == g:</text:span><text:line-break/><text:span text:style-name="T1"> <text:s text:c="3"/>print("Risposta esatta")</text:span><text:line-break/><text:span text:style-name="T1">else:</text:span><text:line-break/><text:span text:style-name="T1"> <text:s text:c="3"/>print("Risposta sbagliata")</text:span></text:p>
      <text:p text:style-name="P2"><text:span text:style-name="T1"/></text:p>
      <text:p text:style-name="P10"><text:span text:style-name="T6">IMPOSTAZIONE DEL PROGRAMMA</text:span></text:p>
      <text:p text:style-name="P10"><text:span text:style-name="T5"/></text:p>
      <text:p text:style-name="P10"><text:span text:style-name="T5">Adesso immettiamo il programma per intero.</text:span></text:p>
      <text:p text:style-name="P8"><text:span text:style-name="T5">Nel farlo approfittiamo per cambiare i nomi alle variabili mettendo nomi che rendano più l'idea di cosa andranno a contenere, quindi 'x' che contiene il numero da indovinare diventa 'caso' e 'g' che indica il numero inserito dal giocatore diventa 'num'</text:span></text:p>
      <text:p text:style-name="P10"><text:span text:style-name="T5"/></text:p>
      <text:p text:style-name="P10"><text:span text:style-name="T1">$ edit indovina.py</text:span></text:p>
      <text:p text:style-name="P12"><text:span text:style-name="T1">import random</text:span><text:line-break/><text:line-break/><text:span text:style-name="T1">caso = random.randint(1,10)</text:span><text:line-break/><text:line-break/><text:span text:style-name="T1">num = int(input("Inserire un numero "))</text:span><text:line-break/><text:span text:style-name="T1">if num == caso:</text:span><text:line-break/><text:span text:style-name="T1"> <text:s text:c="3"/>print("Risposta esatta")</text:span><text:line-break/><text:span text:style-name="T1">else:</text:span><text:line-break/><text:span text:style-name="T1"> <text:s text:c="3"/>print("Risposta sbagliata")</text:span></text:p>
      <text:p text:style-name="P2"/>
      <text:p text:style-name="P10"><text:span text:style-name="T5">Avviando il programma con</text:span></text:p>
      <text:p text:style-name="P10"><text:span text:style-name="T1"/></text:p>
      <text:p text:style-name="P10"><text:span text:style-name="T1">$ python indovina.py</text:span><text:line-break/></text:p>
      <text:p text:style-name="P10"><text:span text:style-name="T5">il gioco funziona ma si esaurisce in una sola 'mandata'.</text:span></text:p>
      <text:p text:style-name="P10"><text:span text:style-name="T6"/></text:p>
      <text:p text:style-name="P10"><text:span text:style-name="T6">I CICLI</text:span></text:p>
      <text:p text:style-name="P10"><text:span text:style-name="T5"/></text:p>
      <text:p text:style-name="P8"><text:span text:style-name="T5">Per fare in modo che il giocatore possa riprovare ad indovinare è necessario aggiungere un 'ciclo'.</text:span></text:p>
      <text:p text:style-name="P8"><text:span text:style-name="T5">Questo si fa con il comando 'while' ('mentre') che fa in modo che tutti i comandi che vengono dopo siano ripetuti tante volte fino a che si verifica una certa condizione. Per ora come condizione inseriamo 'True' (che significa 'vero'), cioè 'ripeti per sempre'.</text:span></text:p>
      <text:p text:style-name="P10"><text:span text:style-name="T5"/></text:p>
      <text:p text:style-name="P10"><text:span text:style-name="T5">Questo lo mettiamo nella riga tra "caso = ..." e "num = ...".</text:span></text:p>
      <text:p text:style-name="P10"><text:span text:style-name="T5"/></text:p>
      <text:p text:style-name="P12"><text:span text:style-name="T1">caso = random.randint(1,10)</text:span><text:line-break/><text:span text:style-name="T1">while True:</text:span><text:line-break/><text:span text:style-name="T1"> <text:s text:c="3"/>num = int(input("Inserire un numero "))</text:span></text:p>
      <text:p text:style-name="P2"/>
      <text:p text:style-name="P8"><text:span text:style-name="T5">Importante: dopo le condizioni, quali while e if, che terminano con il simbolo ':', python vuole che i comandi successivi siano "indentati" cioè spostati leggermente verso destra mettendoci un po' di spazi davanti in modo tale da </text:span><text:soft-page-break/><text:span text:style-name="T5">identificare un 'blocco' di comandi che dovrà eseguire all'interno di quella condizione.</text:span></text:p>
      <text:p text:style-name="P10"><text:span text:style-name="T6"/></text:p>
      <text:p text:style-name="P10"><text:span text:style-name="T6">La fine del ciclo</text:span></text:p>
      <text:p text:style-name="P10"><text:span text:style-name="T5"/></text:p>
      <text:p text:style-name="P8"><text:span text:style-name="T5">In questo modo il giocatore che non ha indovinato può riprovare ad indovinare, tuttavia anche se ha indovinato gli viene chiesto di riprovare. Quindi dobbiamo modificare il nostro programma per assicurarci di entrare nel ciclo esclusivamente se non ha ancora indovinato.</text:span></text:p>
      <text:p text:style-name="P10"><text:span text:style-name="T5"/></text:p>
      <text:p text:style-name="P8"><text:span text:style-name="T5">Allora quella condizione 'True' che prima significava 'sempre' ora dovrebbe essere 'solo se ha indovinato'.</text:span></text:p>
      <text:p text:style-name="P8"><text:span text:style-name="T5">Per fare questo possiamo aggungere una nuova variabile che chiameremo 'indovinato' che all'inizio del gioco sarà falso ('False') perchè non ha ancora giocato, ma se indovina dovrà cambiare e diventare 'True' dentro la prima condizione dell'if, e poi confrontata nella riga del while.</text:span></text:p>
      <text:p text:style-name="P10"><text:span text:style-name="T5"/></text:p>
      <text:p text:style-name="P10"><text:span text:style-name="T5">Il codice completo finale diventa quindi</text:span><text:line-break/></text:p>
      <text:p text:style-name="P12"><text:span text:style-name="T1">import random</text:span><text:line-break/><text:line-break/><text:span text:style-name="T1">caso = random.randint(1,10)</text:span><text:line-break/><text:span text:style-name="T1">print ("Ciao. Il computer ha scelto un numero tra 1 e 10. Riesci ad indovinarlo?")</text:span><text:line-break/><text:line-break/><text:span text:style-name="T1">indovinato = False</text:span><text:line-break/><text:line-break/><text:span text:style-name="T1">while indovinato == False:</text:span><text:line-break/><text:span text:style-name="T1"> <text:s text:c="3"/>num = int(input("Inserire un numero "))</text:span><text:line-break/><text:span text:style-name="T1"> <text:s text:c="3"/>if num == caso:</text:span><text:line-break/><text:span text:style-name="T1"> <text:s text:c="7"/>print("Risposta esatta")</text:span><text:line-break/><text:span text:style-name="T1"> <text:s text:c="7"/>indovinato = True</text:span><text:line-break/><text:span text:style-name="T1"> <text:s text:c="3"/>else:</text:span><text:line-break/><text:span text:style-name="T1"> <text:s text:c="7"/>print("Risposta sbagliata, riprova")</text:span><text:line-break/><text:line-break/><text:span text:style-name="T1">print ("Arrivederci")</text:span></text:p>
      <text:p text:style-name="P2"/>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6"><text:soft-page-break/><text:span text:style-name="T7">IMPARIAMO LE MOLTIPLICAZIONI</text:span><text:line-break/></text:p>
      <text:p text:style-name="P3"><text:span text:style-name="T5"/></text:p>
      <text:p text:style-name="P10"><text:span text:style-name="T5">La funzione randint() si rivela utile in molteplici occasioni.</text:span></text:p>
      <text:p text:style-name="P8"><text:span text:style-name="T5">Supponiamo di voler insegnare ad un bambino la tabellina del 9, potremmo scrivere</text:span></text:p>
      <text:p text:style-name="P10"><text:span text:style-name="T5"/></text:p>
      <text:p text:style-name="P12"><text:span text:style-name="T1">num = int(input("Quanto fa 1 per 9?"))</text:span><text:line-break/><text:span text:style-name="T1">if num == 9:</text:span><text:line-break/><text:span text:style-name="T1"> <text:s text:c="3"/>print("Corretto")</text:span><text:line-break/><text:span text:style-name="T1">num = int(input("Quanto fa 2 per 9?"))</text:span><text:line-break/><text:span text:style-name="T1">if num == 18:</text:span><text:line-break/><text:span text:style-name="T1"> <text:s text:c="3"/>print("Corretto")</text:span><text:line-break/><text:span text:style-name="T1">...</text:span></text:p>
      <text:p text:style-name="P2"/>
      <text:p text:style-name="P2"><text:span text:style-name="T5"/></text:p>
      <text:p text:style-name="P8"><text:span text:style-name="T5">ma sarebbe decisamente chilometrico e non prevederebbe neanche il caso di una risposta errata!</text:span></text:p>
      <text:p text:style-name="P8"><text:span text:style-name="T5"/></text:p>
      <text:p text:style-name="P8"><text:span text:style-name="T5">Un metodo migliore, applicabile molto più in generale, è basato sull'impiego della funzione randint() con la quale. oltretutto, è possibile evitare una precisa sequenza nelle domande, ottenendo uno strumento didattico di maggior efficacia.</text:span></text:p>
      <text:p text:style-name="P8"><text:span text:style-name="T5"/></text:p>
      <text:p text:style-name="P8"><text:span text:style-name="T5">Nella stesura di un programma è sempre bene partire da un nucleo centrale, lasciando gli abbellimenti ad un secondo tempo.</text:span></text:p>
      <text:p text:style-name="P8"><text:span text:style-name="T5"/></text:p>
      <text:p text:style-name="P8"><text:span text:style-name="T5">Proviamo il seguente programma.</text:span></text:p>
      <text:p text:style-name="P10"><text:span text:style-name="T1"/></text:p>
      <text:p text:style-name="P10"><text:span text:style-name="T1">$ edit tabelline.py</text:span></text:p>
      <text:p text:style-name="P10"><text:span text:style-name="T1"/></text:p>
      <text:p text:style-name="P13"><text:span text:style-name="T1">import random</text:span></text:p>
      <text:p text:style-name="P12"><text:span text:style-name="T1"/></text:p>
      <text:p text:style-name="P12"><text:span text:style-name="T1">mol = random.randint(0,12)</text:span><text:line-break/><text:span text:style-name="T1"># mol sta per moltiplicando</text:span><text:line-break/><text:span text:style-name="T1">print(f"Quanto fa {mol} per 9?")</text:span><text:line-break/><text:span text:style-name="T1"># f"" è una sintassi che consente di stampare a schermo<text:line-break/></text:span><text:span text:style-name="T2"># </text:span><text:span text:style-name="T1">anche il contenuto di una variabile se questa si inserisce tra {}</text:span><text:line-break/><text:span text:style-name="T1">num = int(input())</text:span><text:line-break/><text:span text:style-name="T1">if num == mol*9:</text:span><text:line-break/><text:span text:style-name="T1"> <text:s text:c="3"/>print("Corretto")</text:span></text:p>
      <text:p text:style-name="P2"/>
      <text:p text:style-name="P3"><text:span text:style-name="T1">$ python3 tabelline.py</text:span><text:line-break/></text:p>
      <text:p text:style-name="P8"><text:span text:style-name="T5">Le righe che cominciano per '#' è possibile inserirle in un codice, ed è buona norma, per inserire commenti che aiuteranno più avanti a ricordarsi a cosa servivano i pezzi di codice scritti.</text:span></text:p>
      <text:p text:style-name="P10"><text:span text:style-name="T5"/></text:p>
      <text:p text:style-name="P8"><text:span text:style-name="T5">La funzione randint() viene utilizzata in modo simile al gioco precedente; solo che scegliamo in un range più ampio.</text:span></text:p>
      <text:p text:style-name="P8"><text:span text:style-name="T5">Il numero generato viene assegnato alla variabile 'mol'.</text:span></text:p>
      <text:p text:style-name="P8"><text:span text:style-name="T5">Poi si chiede al giocatore quanto dovrebbe essere il risultato della moltiplicazione e con input lo si assegna a 'num'. Questa viene poi confrontata </text:span><text:soft-page-break/><text:span text:style-name="T5">con il prodotto reale della moltiplicazione 'mol' per 9 (nei computer il 'per' si indica con un asterisco '*', il 'diviso' con una barra '/')</text:span></text:p>
      <text:p text:style-name="P8"><text:span text:style-name="T5">Per fare in modo che il gioco continui all'infinito con ogni volta un numero diverso possiamo inserire il tutto (dalla generazione del numero in giù) dentro un ciclo (ricordandosi di indentare tutto ciò che deve rimanere dentro il ciclo).</text:span></text:p>
      <text:p text:style-name="P10"><text:span text:style-name="T5"/></text:p>
      <text:p text:style-name="P2"/>
      <text:p text:style-name="P12"><text:span text:style-name="T1">import random</text:span><text:line-break/><text:span text:style-name="T1">while True:</text:span><text:line-break/><text:span text:style-name="T1"> <text:s text:c="3"/>mol = random.randint(0,12)</text:span><text:line-break/><text:span text:style-name="T1"> <text:s text:c="3"/># mol sta per moltiplicando</text:span><text:line-break/><text:span text:style-name="T1"> <text:s text:c="3"/>print(f"Quanto fa {mol} per 9?")</text:span><text:line-break/><text:span text:style-name="T1"> <text:s text:c="3"/># f"" è una sintassi che consente di stampare a schermo anche il contenuto</text:span></text:p>
      <text:p text:style-name="P12"><text:span text:style-name="T1"><text:s text:c="4"/></text:span><text:span text:style-name="T3">#</text:span><text:span text:style-name="T1"> di una variabile se questa si inserisce tra {}</text:span><text:line-break/><text:span text:style-name="T1"> <text:s text:c="3"/>num = int(input())</text:span><text:line-break/><text:span text:style-name="T1"> <text:s text:c="3"/>if num == mol*9:</text:span><text:line-break/><text:span text:style-name="T1"> <text:s text:c="7"/>print("Corretto")</text:span></text:p>
      <text:p text:style-name="P2"/>
      <text:p text:style-name="P3"><text:span text:style-name="T5"/></text:p>
      <text:p text:style-name="P3"><text:span text:style-name="T5">Una volta lanciato il programma con</text:span></text:p>
      <text:p text:style-name="P3"><text:span text:style-name="T1">$ python3 tabelline.py</text:span></text:p>
      <text:p text:style-name="P5">questo non finirà mai e si dovrà premere i tasti CTRL+C (oppure premere STOP sull'editor) che significa 'ferma il programma'</text:p>
      <text:p text:style-name="P5"/>
      <text:p text:style-name="P5">Ora possiamo inserire qualche abbellimento, come per esempio chiedere il nome del giocatore.</text:p>
      <text:p text:style-name="P5"/>
      <text:p text:style-name="P5">Questo possiamo sempre farlo con input(), ma visto che ora non dovrà essere inserito un numero, dobbiamo omettere l'inserimento di int() prima di input().</text:p>
      <text:p text:style-name="P5"/>
      <text:p text:style-name="P2"/>
      <text:p text:style-name="P12"><text:span text:style-name="T1">nome = input("Ciao, come ti chiami? ")</text:span><text:line-break/><text:span text:style-name="T1">print(f"Ciao {nome}, ho alcune domande per te.")</text:span><text:line-break/><text:span text:style-name="T1">while True:</text:span><text:line-break/><text:span text:style-name="T1"> <text:s text:c="3"/>...</text:span></text:p>
      <text:p text:style-name="P2"/>
      <text:p text:style-name="P4">In caso di errore possiamo magari dire quale è il risultato corretto.</text:p>
      <text:p text:style-name="P4"/>
      <text:p text:style-name="P2"><text:span text:style-name="T1"/></text:p>
      <text:p text:style-name="P12"><text:span text:style-name="T1"><text:s text:c="4"/>if num == mol*9:</text:span><text:line-break/><text:span text:style-name="T1"> <text:s text:c="7"/>print("Corretto")</text:span><text:line-break/><text:span text:style-name="T1"> <text:s text:c="3"/>else:</text:span><text:line-break/><text:span text:style-name="T1"> <text:s text:c="7"/>print(f"Sbagliato. La risposta corretta è {mol*9}")</text:span></text:p>
      <text:p text:style-name="P2"/>
      <text:p text:style-name="P8"><text:span text:style-name="T5">E poi magari possiamo chiedere se vuole continuare a giocare o piuttosto smettere in modo da evitare di dover uscire con CTRL+C.</text:span></text:p>
      <text:p text:style-name="P8"><text:span text:style-name="T5">per questo dobbiamo aggiungere un'altra input() che assegneremo alla variabile 'risp' ('risposta') in cui l'utente metterà 'S' o 'N' (Si o No). Dovremo quindi controllare cosa ha risposto e se è 'n' allora eseguire un nuovo comando 'break' che consente di uscire dal ciclo while senza dover mettere una condizione al posto di True.</text:span></text:p>
      <text:p text:style-name="P10"><text:span text:style-name="T5"/></text:p>
      <text:p text:style-name="P2"><text:soft-page-break/></text:p>
      <text:p text:style-name="P12"><text:span text:style-name="T1"><text:s text:c="4"/>risp = input("Vuoi continuare? (S/N) ")</text:span><text:line-break/><text:span text:style-name="T1"> <text:s text:c="3"/>if risp == "n" or risp == "N":</text:span><text:line-break/><text:span text:style-name="T1"> <text:s text:c="7"/>break</text:span><text:line-break/><text:span text:style-name="T1"> <text:s text:c="3"/>else:</text:span><text:line-break/><text:span text:style-name="T1"> <text:s text:c="7"/>print ("Ecco la prossima:")</text:span></text:p>
      <text:p text:style-name="P2"/>
      <text:p text:style-name="P8"><text:span text:style-name="T5">la 'or' significa 'o' e serve perchè il giocatore potrebbe aver inserito una N minuscola o una N maiuscola.</text:span></text:p>
      <text:p text:style-name="P10"><text:span text:style-name="T5"/></text:p>
      <text:p text:style-name="P10"><text:span text:style-name="T5">ecco il programma completo:</text:span></text:p>
      <text:p text:style-name="P10"><text:span text:style-name="T1"/></text:p>
      <text:p text:style-name="P10"><text:span text:style-name="T1">$ edit tabelline.py</text:span><text:line-break/></text:p>
      <text:p text:style-name="P2"/>
      <text:p text:style-name="P12"><text:span text:style-name="T1">import random</text:span><text:line-break/><text:line-break/><text:span text:style-name="T1">while True:</text:span><text:line-break/><text:span text:style-name="T1"> <text:s text:c="3"/># genero il moltiplicando causale</text:span><text:line-break/><text:span text:style-name="T1"> <text:s text:c="3"/>mol = random.randint(0,12)</text:span><text:line-break/><text:span text:style-name="T1"> <text:s text:c="3"/># chiedo la risposta al giocatore e la metto in num</text:span><text:line-break/><text:span text:style-name="T1"> <text:s text:c="3"/>print(f"Quanto fa {mol} per 9?")</text:span><text:line-break/><text:span text:style-name="T1"> <text:s text:c="3"/>num = int(input())</text:span><text:line-break/><text:span text:style-name="T1"> <text:s text:c="3"/># verificao se ha indovinato</text:span><text:line-break/><text:span text:style-name="T1"> <text:s text:c="3"/>if num == mol*9:</text:span><text:line-break/><text:span text:style-name="T1"> <text:s text:c="7"/>print("Bravo, hai indovinato!")</text:span><text:line-break/><text:span text:style-name="T1"> <text:s text:c="3"/>else:</text:span><text:line-break/><text:span text:style-name="T1"> <text:s text:c="7"/>print(f"Mi dispiace, hai sbagliato. La risposta corretta era {mol*9}")</text:span><text:line-break/><text:span text:style-name="T1"> <text:s text:c="3"/># vediamo se il giocatore vuole ancora continuare</text:span><text:line-break/><text:span text:style-name="T1"> <text:s text:c="3"/>risp = input("Vuoi continuare? (S/N) ")</text:span><text:line-break/><text:span text:style-name="T1"> <text:s text:c="3"/>if risp == "n" or risp == "N":</text:span><text:line-break/><text:span text:style-name="T1"> <text:s text:c="7"/>break</text:span><text:line-break/><text:span text:style-name="T1"> <text:s text:c="3"/>else:</text:span><text:line-break/><text:span text:style-name="T1"> <text:s text:c="7"/>print ("Ecco la prossima moltiplicazione:")</text:span><text:line-break/><text:span text:style-name="T1">print("Arrivederci")</text:span></text:p>
      <text:p text:style-name="P2"/>
      <text:p text:style-name="P2"><text:line-break/><text:span text:style-name="T1">$ python3 tabelline.py</text:span><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Marathi1" svg:font-family="'Lohit Marathi'"/>
    <style:font-face style:name="Gentium Basic" svg:font-family="'Gentium Basic'" style:font-pitch="variable"/>
    <style:font-face style:name="DejaVu Sans Mono" svg:font-family="'DejaVu Sans Mono'" style:font-family-generic="roman" style:font-pitch="variable"/>
    <style:font-face style:name="DejaVu Serif" svg:font-family="'DejaVu Serif'" style:font-family-generic="roman" style:font-pitch="variable"/>
    <style:font-face style:name="Liberation Serif" svg:font-family="'Liberation Serif'" style:font-family-generic="roman" style:font-pitch="variable"/>
    <style:font-face style:name="Arimo" svg:font-family="Arimo" style:font-family-generic="swiss" style:font-pitch="variable"/>
    <style:font-face style:name="Liberation Sans" svg:font-family="'Liberation Sans'" style:font-family-generic="swiss" style:font-pitch="variable"/>
    <style:font-face style:name="Lohit Marathi" svg:font-family="'Lohit Marath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Zen Hei" style:font-size-asian="10.5pt" style:language-asian="zh" style:country-asian="CN" style:font-name-complex="Lohit Marath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WenQuanYi Zen Hei" style:font-size-asian="10.5pt" style:language-asian="zh" style:country-asian="CN" style:font-name-complex="Lohit Marath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padding="0.0201in" fo:border="0.06pt solid #00000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Lohit Marathi"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fo:padding="0.0201in" fo:border="none"/>
    </style:style>
    <style:style style:name="List" style:family="paragraph" style:parent-style-name="Text_20_body" style:class="list">
      <style:text-properties style:font-size-asian="12pt" style:font-name-complex="Lohit Marathi1" style:font-family-complex="'Lohit Marath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Marathi1"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1" style:font-family-complex="'Lohit Marathi'"/>
    </style:style>
    <style:style style:name="Subtitle" style:family="paragraph" style:parent-style-name="Heading" style:next-style-name="Text_20_body" style:class="chapter">
      <style:paragraph-properties fo:margin-top="0.0417in" fo:margin-bottom="0.0835in" loext:contextual-spacing="false" fo:text-align="center" style:justify-single-word="false" fo:padding="0.0201in" fo:border="non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fo:padding="0.0201in" fo:border="non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21T23:39:46.619486384</meta:creation-date>
    <dc:date>2019-10-22T00:20:24.365203118</dc:date>
    <meta:editing-duration>PT6M4S</meta:editing-duration>
    <meta:editing-cycles>1</meta:editing-cycles>
    <meta:document-statistic meta:table-count="0" meta:image-count="0" meta:object-count="0" meta:page-count="7" meta:paragraph-count="90" meta:word-count="1616" meta:character-count="10453" meta:non-whitespace-character-count="8663"/>
    <meta:generator>LibreOffice/6.2.3.2$Linux_X86_64 LibreOffice_project/20$Build-2</meta:generator>
  </office:meta>
</office:document-meta>
</file>